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officeooo:paragraph-rsid="000b7193"/>
    </style:style>
    <style:style style:name="T1" style:family="text">
      <style:text-properties officeooo:rsid="000b71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tatus: Veröfentlicht</text:span></text:p>
      <text:p text:style-name="P1">Da war wieder diese Stimme. Ellan zog Mariel näher zu sich, strich ihr zärtlich durch das dunkle Haar und schob ihr den Mantel zurecht. Der Kerker war bitterkalt und feucht. Mariel neigte zu Infekten der Atemwege, daher hatte Ellan ihr das Kleidungsstück abgegeben. Wer wusste, ob sie Hilfe erhalten würde, wenn Mariel krank wurde … Ellan hatte Angst, daher malte sie sich alles Mögliche aus, was ihre Angst verständlich machte. Krankheiten, Schmerzen, den Tod. Doch ihr pragmatischer Geist wandelte all diese Probleme stetig in Lösungen um, ohne dass die lähmende Angst gewichen wäre. Es machte die Angst noch schlimmer, so dass sie anfing die Angst selbst zu fürchten.<text:line-break/><text:bookmark text:name="bookmark-3"/>Seit vierzehn Jahren kämpfte sie gegen die Magier, doch noch nie war sie einem von ihnen auch nur begegnet. Sie hatte fürchterliche Dinge gehört, sie hatte schreckliche Wunden und Narben gesehen, sie hatte die Männer und Frauen in Weiß gesehen, wie sie Rebellen ins Feuer führten oder auf Pfähle ziehen ließen. Sie hatte den Tod nie gefürchtet, weder ihren eigenen, noch den Mariels, doch nun fürchtete sie, dass ihr Schicksal eben nicht der Tod war. Und in ihrer Angst krallte sich ihre Hoffnung an den merkwürdigen Unterton in dieser einen Stimme.<text:line-break/><text:bookmark text:name="bookmark-4"/><text:line-break/><text:bookmark text:name="bookmark-5"/>„Den Schlüssel, Gefreiter!“, bellte es oben an der Treppe. Es war derselbe Tonfall wie das „Halt!“, das ihnen im Felsendom der Rebellen das Leben gerettet hatte: eine Mischung aus Autorität und Verwirrung. So, als ob der Sprecher in der Lage wäre, zu tun, was immer er wollte, aber keine Ahnung hatte, was er mit dieser Macht anstellen sollte.<text:line-break/><text:bookmark text:name="bookmark-6"/><text:line-break/><text:bookmark text:name="bookmark-7"/>Sie hörte seine Schritte, zügig und gleichmäßig. Von einer Behinderung durch ein gebrochenes Bein war nichts mehr zu bemerken. Heilzauber faszinierten Ellan außerordentlich. Sie hätte Wochen gebraucht, ehe sie ihn hätte aufstehen lassen können. Doch mit Magie war er innerhalb weniger Stunden genesen, als wäre nie etwas vorgefallen.<text:line-break/><text:bookmark text:name="bookmark-8"/><text:line-break/><text:bookmark text:name="bookmark-9"/>Als er den Korridor vor ihrer Zelle betrat, ließ er mit einer fast schon wegwerfenden Handbewegung die Lampen aufflammen. Dann öffnete er ohne ein Wort die Zellentür und trat auf Mariel zu. Er ließ sich auf die Knie nieder, ergriff forsch ihre Schultern und betrachtete sie eindringlich. Ellan wollte gerade dazwischengehen, da fragte er: „Geht es dir gut? Haben sie dir was getan?“<text:line-break/><text:bookmark text:name="bookmark-10"/><text:line-break/><text:bookmark text:name="bookmark-11"/>Da war echte Sorge. Gregor Fachhauser, der Schlächter von Sagale, sorgte sich um das Wohl ihrer Tochter. Es war unvernünftig, so zu reagieren, doch es linderte ihre Angst.<text:line-break/><text:bookmark text:name="bookmark-12"/>Mariel schüttelte den Kopf. Im Gegensatz zu ihrer Mutter schien sie keine Angst zu haben. Woher auch, sie wusste nicht, wer dieser Mann war.<text:line-break/><text:bookmark text:name="bookmark-13"/><text:line-break/><text:bookmark text:name="bookmark-14"/>Ellan unterrichtete Mariel, erzog sie zu einer Heilerin und bildete sie entsprechend aus, aber die Angelegenheiten der Rebellion versuchte sie von ihr fernzuhalten. Mariel sollte irgendwann selbst die Entscheidung treffen können, ob sie das Leben ihrer Mutter führen oder sich irgendwo als Heilerin und Hebamme niederlassen wollte. Doch eigentlich war Ellan klar, dass sie sich nur etwas einzureden versuchte.<text:line-break/><text:bookmark text:name="bookmark-15"/><text:line-break/><text:bookmark text:name="bookmark-16"/>Mariel war ein Ordenskind, ob sie es nun wollte oder nicht. Sie war geboren und aufgewachsen in den Lagern der Rebellen. Auch wenn Ellan nie eine Aussage zu Magiern getroffen hatte, all die Menschen, die Mariel als ihre Familie, Freunde und Bekannte wahrnahm, taten es durchaus, und für all diese Menschen waren Magier Monster. Umso erstaunlicher war diese Eintracht, die da zwischen Fachhauser und Mariel entstand.<text:line-break/><text:bookmark text:name="bookmark-17"/><text:line-break/><text:bookmark text:name="bookmark-18"/>So selbstverständlich, wie er sich um ihr Wohl sorgte, so selbstverständlich antwortete sie ihm, ohne Scheu, als würden sie sich schon ewig kennen.<text:line-break/><text:bookmark text:name="bookmark-19"/><text:soft-page-break/><text:line-break/><text:bookmark text:name="bookmark-20"/>„Hier ist es sehr kalt, und das Zeug, das sie uns zu essen geben, riecht nach Pups“, beschwerte sie sich offen. Er lächelte, begutachtete den zu langen Mantel, den Mariel trug, und blickte zu Ellan auf, die nur in ihrem Sommerkleid und einer Schürze dastand. In seinem Gesicht war keine Autorität mehr zu erkennen, keinerlei Härte, nur Verwirrung und Ratlosigkeit, die Ellan nicht verstand.<text:line-break/><text:bookmark text:name="bookmark-21"/><text:line-break/><text:bookmark text:name="bookmark-22"/>Weitere Schritte erklangen, und ein Mann erschien im Korridor. Er war schon älter, Gesicht und Hände vom Wetter gegerbt, der graue Bart aber sorgfältig in Form geschoren, die Haare kurz, die Kleidung hochwertig und nach der Mode der Magier geschnitten.<text:line-break/><text:bookmark text:name="bookmark-23"/><text:line-break/><text:bookmark text:name="bookmark-24"/>„Was treibt Ihr hier, Junge?“, fragte er wohlwollend und lehnte sich der Zelle gegenüber an die Wand. „Meine Wache hat tierische Kopfschmerzen, weil ihr einen meiner ausdrücklichen Befehle umgangen habt.“<text:line-break/><text:bookmark text:name="bookmark-25"/><text:line-break/><text:bookmark text:name="bookmark-26"/>Fachhauser hatte schon bei den ersten hörbaren Schritten Aufstellung in der Zellentür genommen, und Ellan hatte ihre Tochter hinter sich gezogen. Es war seltsam, doch sie fühlte sich beschützt. Dieser Magier, dieser Mörder, der den Angriff auf den Felsendom angeführt hatte, bei dem sonst wie viele Menschen gestorben waren, die keine Gefahr dargestellt hatten, verteidigte sie, und das ohne einen Grund, zumindest ohne einen für sie ersichtlichen.<text:line-break/><text:bookmark text:name="bookmark-27"/><text:line-break/><text:bookmark text:name="bookmark-28"/>„Das sind Sympathisanten! Wieso werden sie hier festgehalten?“, verlangte Fachhauser zu wissen, doch sein Gegenüber zog nur den Mundwinkel hoch.<text:line-break/><text:bookmark text:name="bookmark-29"/><text:line-break/><text:bookmark text:name="bookmark-30"/>„Aus Euch sprechen die Schmerzmittel, Junge“, wiegelte er ab. „Oder sind es die hübschen Gesichtchen? Welche gefällt Euch, Mutter oder Tochter?“<text:line-break/><text:bookmark text:name="bookmark-31"/><text:line-break/><text:bookmark text:name="bookmark-32"/>Ellan bemerkte, wie sich etwas in Fachhausers Rücken anspannte. Seine Finger zuckten, dann ballte er die Hände langsam zu Fäusten.<text:line-break/><text:bookmark text:name="bookmark-33"/><text:line-break/><text:bookmark text:name="bookmark-34"/>„Auch wenn ein Verdacht bestehen sollte, so sind sie doch meine Gefangenen. Es war meine Mission.“<text:line-break/><text:bookmark text:name="bookmark-35"/><text:line-break/><text:bookmark text:name="bookmark-36"/>„Euer Desaster, meint Ihr wohl“, spottete der Alte. „Richtet Euch an den Oberst, wenn Euch etwas nicht passt. Solange bleiben die Vögelchen hier.“<text:line-break/><text:bookmark text:name="bookmark-37"/><text:line-break/><text:bookmark text:name="bookmark-38"/>Auf das Gesicht des Alten trat ein geradezu grausamer Zug. Er hob eine Hand, und die Gittertür schwang zu, schlug Fachhauser ins Kreuz und stieß ihn vorwärts. Mit einem Ausfallschritt kam er wieder ins Gleichgewicht. Eine Geste genügte und eine unsichtbare Kraft drückte den Alten gegen die Wand.<text:line-break/><text:bookmark text:name="bookmark-39"/><text:line-break/><text:bookmark text:name="bookmark-40"/>„Verzeiht, Major Darby, es liegt mir fern, mir Eure Zuständigkeiten anmaßen zu wollen“, erklärte Fachhauser kalt. Er stand wieder aufrecht, ohne ein Anzeichen von Anstrengung oder auch nur Aktivität. Der schwere Atem des Alten und seine unnatürliche Körperhaltung zeigten jedoch, dass der Zauber immer noch wirkte.<text:line-break/><text:bookmark text:name="bookmark-41"/><text:line-break/><text:bookmark text:name="bookmark-42"/>„Ich werde selbstverständlich den offiziellen Weg gehen und die Überstellung der Gefangenen beim Oberst anfordern. Hat er nicht erst neulich ein Dekret zur Begünstigung regierungsfreundlicher Interaktionen ausgegeben? Ich werde mich bei der Gelegenheit erkundigen. Es wird ohnehin Zeit, dass ich mich auf den neusten Stand des Ratsdiskurses bringe, immerhin sind bald Feiertage“, erklärte er im Plauderton, während er seine schwarze Jacke aufknöpfte.<text:line-break/><text:bookmark text:name="bookmark-43"/><text:line-break/><text:bookmark text:name="bookmark-44"/><text:soft-page-break/>„Ich gehe davon aus, dass Ihr nicht voreilig handelt, Darby. Sonst könnte dies hier Euer Desaster werden“, ergänzte er drohend und reichte Ellan die Jacke durch die Gitter. Sie zögerte, nahm sie dann jedoch entgegen und legte sie sich um die Schultern. Unerwarteterweise roch sie nicht nach den schweren Duftwassern, die man den Magiern nachsagte, sondern nach einer frischen Rasierseife, die sie eher bei einem Handwerker erwartet hätte. Das Leder war noch warm und fühlte sich an wie eine Umarmung. Fachhauser ließ den Zauber sinken, drehte sich wortlos um und verließ den Kerker, weder sie noch Mariel eines weiteren Blickes würdigend. Der Alte hingegen sah sie vernichtend an, was sie veranlasste, die Jacke wie einen Schild vor ihrer Brust zusammenzuziehen, doch sie wandte die Augen nicht ab. Sie hielt stand, blickte geradewegs in diese kalten Augen, obwohl sie sich selbst nicht wirklich erklären konnte, wieso sie plötzlich keine Angst mehr hatte.<text:line-break/><text:bookmark text:name="bookmark-45"/><text:line-break/><text:bookmark text:name="bookmark-46"/>Der Alte ging, und Ellan rutschte an der feuchten Wand zu Boden. Sie zog die viel zu große Jacke richtig an und verschränkte die Arme vor der Brust. Etwas in der Jackentasche zwickte sie, und sie griff hinein. Lächelnd betrachtete sie den Inhalt auf ihrer Handfläche. Da waren ein kleines Knäuel Bindfaden, ein rostiger Nagel, zwei unterschiedliche Knöpfe und zwei in Silberpapier eingewickelte Karamellstückchen.<text:bookmark text:name="bookmark-48"/><text:bookmark text:name="bookmark-47"/></text:p>
      <text:p text:style-name="Standard">oOo</text:p>
      <text:p text:style-name="P1"><text:line-break/><text:bookmark text:name="bookmark-49"/><text:line-break/><text:bookmark text:name="bookmark-50"/>Gregor wälzte sich in dem breiten Bett hin und her. Manchmal fragte er sich, wozu er es überhaupt noch versuchte. Viel zu viele Gedanken trieben ihn um und raubten ihm schon seit seiner Kindheit den Schlaf. Auch wenn er es immer und immer wieder versuchte, er war nicht in der Lage, „schlafen zu gehen“. Er schlief am Schreibtisch ein, über Berichten und Landkarten, er schlief beim Lesen im Sessel ein, er schlief nach Kampfübungen ein, wenn er vor Anstrengung kaum die Füße heben konnte. Aber er schlief nicht, wenn er sich einfach so ins Bett legte, vor allem dann nicht, wenn er am Abend mit Ellan gesprochen hatte.<text:line-break/><text:bookmark text:name="bookmark-51"/><text:line-break/><text:bookmark text:name="bookmark-52"/>Es war ihm gelungen, Mutter und Tochter für seinen Verantwortungsbereich zu beanspruchen, doch er konnte nicht beweisen, dass sie Sympathisantinnen waren, was wenig überraschend war, denn immerhin waren sie es auch nicht. Ellan war eine Heilerin, die in einem Rebellenlager aufgegriffen worden war. Sie war „kriegsentscheidend“. Bei diesem Wort musste Gregor stets lachen. Wenn man jemandem sagte, es sei Krieg, dann galt das als Hochverrat, wenn man aber eine „kriegsentscheidende“ Person einfach so laufen ließ, dann war das auch Hochverrat.<text:line-break/><text:bookmark text:name="bookmark-53"/><text:line-break/><text:bookmark text:name="bookmark-54"/>Politiker hatten ihre eigene Logik.<text:line-break/><text:bookmark text:name="bookmark-55"/><text:line-break/><text:bookmark text:name="bookmark-56"/>Gregor wälzte sich auf die andere Seite.<text:line-break/><text:bookmark text:name="bookmark-57"/><text:line-break/><text:bookmark text:name="bookmark-58"/>Im Felsendom hatte sich etwas verändert. Er wusste selbst nicht genau, was, aber diese innere Unruhe, der Ekel, der ihn erfasste, wenn er das weiße Leder seiner Uniform anlegte, das Ziehen in seiner Brust, das ihm immer wieder den Atem nahm – seit dem Felsendom wurde er all das nicht mehr los.<text:line-break/><text:bookmark text:name="bookmark-59"/><text:line-break/><text:bookmark text:name="bookmark-60"/>Es war nicht so, als hätte er nicht schon immer die Galle hinunterschlucken müssen, die in ihm aufstieg, wenn er Männer mit Heugabeln mit Schwertern niedermachen ließ. Nie hatte er Freude oder auch nur Zufriedenheit dabei empfunden, Jungen zu verhören, die kaum dem Kindesalter entwachsen waren und denen man nichts außer jugendlichem Leichtsinn vorwerfen konnte. Die Jagd, das Aufspüren von Wanderrouten, toten Briefkästen, die Berechnung von taktischen Bewegungen, das Observieren von Verdächtigen, die strategische Planung vor Einsätzen … Das war es, was ihn gereizt hatte, Herausforderungen für Geist und Körper.<text:line-break/><text:bookmark text:name="bookmark-61"/><text:line-break/><text:bookmark text:name="bookmark-62"/><text:soft-page-break/>Doch seit dem Felsendom hatte es jeden Reiz verloren. In den letzten Tagen hatte er sich aus einer Menge Aufträge herausgeredet, und jedes Mal hatte er nur das Bild von Ellan und Mariel vor Augen gehabt. Immer und immer wieder sah er diese Frau, die Augen geschlossenen, doch mit aufrechter Haltung und erhobenem Kopf auf dem Boden hockend, das Kind schützend im Arm und doch nicht um Gnade flehend.<text:line-break/><text:bookmark text:name="bookmark-63"/>Er hatte sich über Mariels Anwesenheit gewundert, doch Ellan hatte nur knapp erwidert, sie nehme ihre Tochter überallhin mit.<text:line-break/><text:bookmark text:name="bookmark-64"/><text:line-break/><text:bookmark text:name="bookmark-65"/>„Wenn sie mit mir stirbt, so kehrt sie mit mir in den Schoß der Dreifachen zurück. Wenn ich sie irgendwo zurücklasse und nicht mehr heimkomme, wird sie womöglich geschändet oder geschlagen, oder sie verhungert oder landet in einem Heim der Magier, um ihren Verstand an das Salz zu verlieren. Welche Entscheidung ist nun verantwortungslos? Oder erwartet Ihr, dass ich mich wie ein Magier hinter Mauern verschanze und die Hilfe, die ich geben könnte, verweigere, nur weil ich mich fürchte?“<text:line-break/><text:bookmark text:name="bookmark-66"/>Er hatte gedacht, man würde ihm nicht anmerken, dass ihn der Seitenhieb auf die Magier getroffen hatte, doch ihr Gesichtsausdruck hatte sich sofort verändert, war milder geworden, auch wenn sie nichts gesagt hatte. Aber vielleicht bildete er es sich auch nur ein.<text:line-break/><text:bookmark text:name="bookmark-67"/><text:line-break/><text:bookmark text:name="bookmark-68"/>Er verstand nicht, wieso ihn diese Erinnerung einfach nicht losließ. Vielleicht war es einfach zuviel gewesen. Beim Betreten der kleinen Kaverne hatte er nur ein weiteres Kind gesehen, das durch seine Schuld sterben sollte, und hatte es nicht mehr ertragen. So hätte es Sinn ergeben, daher hatte er sich nach ihrer Rettung in der Krankenstation genau das eingeredet. Er war darauf versessen gewesen, Mariel zu retten. Doch es stimmte nicht. Wenn er die Augen schloss, sah er nicht Mariel. Er sah Ellan. Er sah ihr dunkles, langes Haar in einem zerzausten Zopf, die hohen Wangenknochen, das stolze Kinn und die schönen Lippen, trotzig aufeinandergepresst, und diese dunklen, tiefen Augen mit den dichten Wimpern, die sich öffneten und ihn mit einem Blick voller Hoffnung trafen, kurz bevor alles zusammenbrach.<text:line-break/><text:bookmark text:name="bookmark-69"/><text:line-break/><text:bookmark text:name="bookmark-70"/>Immer wieder sah er diese Augen, verlor sich in ihnen bei jedem ihrer Gespräche, die er zuerst als Verhöre getarnt hatte. Doch er konnte weder sie, noch sich selbst täuschen. Es war ihm vollkommen egal, ob Ellan etwas über den Rebellenorden sagte oder nicht; er wollte keine Informationen, er genoss einfach ihre Gesellschaft. Er liebte die Dispute, die Diskussionen und das Philosophieren. Sie hatte eine so pragmatische Sicht auf die Welt und war doch so geistreich, kreativ und schlagfertig. Er hätte mit ihr sogar über Bienenzucht diskutieren können.<text:line-break/><text:bookmark text:name="bookmark-71"/><text:line-break/><text:bookmark text:name="bookmark-72"/>Er fuhr sich mit den Händen übers Gesicht und durch das lange Haar und kratzte sich den Kopf.<text:line-break/><text:bookmark text:name="bookmark-73"/><text:line-break/><text:bookmark text:name="bookmark-74"/>Der aktuelle Zustand war unerträglich. Er konnte sich nicht ewig vor neuen Aufträgen drücken, er konnte sie nicht ewig in dieser Zelle festhalten. Er musste sich endlich entscheiden, was er wollte, was er tun sollte.<text:line-break/><text:bookmark text:name="bookmark-75"/><text:line-break/><text:bookmark text:name="bookmark-76"/>Doch er wusste nur, was er nicht wollte. Er wusste, dass er kein Ratsherr sein wollte, dass er weder die Ämter, noch die Ehren, noch die Pflichten seines Vaters übernehmen wollte. Er wusste, dass es ihm gefiel, zu ermitteln und zu kämpfen, mit dem Schwert genauso wie mit Magie, aber er hasste es zu töten. Es widerte ihn an, Gewalt gegen Frauen und Kinder zu richten, gegen Greise und Verletzte. Doch genau das war im Felsendom geschehen. Seine Spione hatten ihm ein Lager voller Rebellen gemeldet, voller Waffen und Soldaten, voller Spione und Saboteure, doch es war nur eine Flüchtlingssiedlung gewesen. Ja, sie war erfüllt gewesen vom Hass gegen die Magier, aber wenn er unbewaffnet durch die dunklen, feuchten Höhlen gegangen wäre, hätte die größte Gefahr darin bestanden, angespuckt zu werden. Die Männer, die ihnen Widerstand geleistet hatten, waren erst nach dem Angriff dazugestoßen, zu Hilfe gerufen aus den wenigen Dörfern in der Umgebung. Wahrscheinlich waren es noch nicht einmal Rebellen gewesen, sondern Männer, die nicht zusehen <text:soft-page-break/>konnten, wie man Kinder und Alte abschlachtete.<text:line-break/><text:bookmark text:name="bookmark-77"/><text:line-break/><text:bookmark text:name="bookmark-78"/>Gregor stand auf, zog sich etwas über und verließ sein Zimmer. Seine nackten Füße verursachten auf dem Pflasterstein im Hof keine Getäusche, als er zu den Zellen hinüberging.<text:line-break/><text:bookmark text:name="bookmark-79"/><text:line-break/><text:bookmark text:name="bookmark-80"/>Mit dem Weißrock an der Tür sprach er gar nicht, er hob nur die Hand und ließ ihn vergessen, dass er überhaupt dort war.<text:line-break/><text:bookmark text:name="bookmark-81"/><text:line-break/><text:bookmark text:name="bookmark-82"/>Die Zellen in Gregors Hauptquartier waren deutlich bequemer als die Kerker der Stadtwachen, in denen Darby Ellan eingesperrt hatte. Aber Gregor hatte sie auch noch darüber hinaus wohnlicher gestaltet. Ellan und ihre Tochter hatten richtige Betten, mit Decken und Kissen, einen Tisch und zwei Stühle, eine Waschstelle hinter einem Vorhang und ein paar Bücher, um sich zu beschäftigen.<text:line-break/><text:bookmark text:name="bookmark-83"/><text:line-break/><text:bookmark text:name="bookmark-84"/>Als Gregor die Tür aufschloss, fuhr Ellan auf. Er hob beruhigend die Hand, reichte ihr ihren Mantel und forderte sie auf, ihm zu folgen. Die Tür zur Zelle ließ er offen, damit Ellan jederzeit zu ihrer Tochter und Mariel zu ihrer Mutter gelangen konnte.<text:line-break/><text:bookmark text:name="bookmark-85"/>Die Heilerin folgte ihm ohne Misstrauen, wenn auch etwas verwundert und offensichtlich verschlafen.<text:line-break/><text:bookmark text:name="bookmark-86"/><text:line-break/><text:bookmark text:name="bookmark-87"/>Er führte sie in eine kleine Schreibstube über dem Stall, zündete magisches Licht an und suchte nach Worten. Ellan gähnte lautstark und kratzte sich wenig damenhaft am Kopf. Ohne dass er sie aufgefordert hätte und ohne eine Erlaubnis einzuholen, zog sie sich einen Stuhl heran und setzte sich rittlings darauf, wobei sie ihre Röcke raffte und schlanke Beine zeigte. Dann bettete sie ihren Kopf auf die Lehne und blinzelte ihn müde an.<text:line-break/><text:bookmark text:name="bookmark-88"/><text:line-break/><text:bookmark text:name="bookmark-89"/>Die Mode der Magierinnen war deutlich freizügiger als das, was Ellan trug – die Kleider, die gerade in Weißenegg bevorzugt wurden, reichten kaum bis zum Knie –, und doch hatte keines dieser rasierten und gepuderten Beine Gregor je so irritiert wie diese geradezu plumpe Indezenz. Er betrachtete den nackten Fuß, den Knöchel und die schlanke Wade, das Schienbein, mit feinen Härchen überzogen, das spitze Knie und den Schatten, in dem er den Oberschenkel zu erahnen glaubte. Sein Herzschlag beschleunigte sich, und er spürte ein eindeutiges Prickeln im Bauch.<text:line-break/><text:bookmark text:name="bookmark-90"/><text:line-break/><text:bookmark text:name="bookmark-91"/>Mit Mühe riss er seinen Blick los, schluckte hart und kam zu dem Gedanken zurück, dem er ursprünglich nachgegangen war. Hilflos fuhr er sich durchs Haar und fragte sie offen heraus: „Wieso habt Ihr mich mit dem Schwert nicht einfach erschlagen?“<text:line-break/><text:bookmark text:name="bookmark-92"/>Ellan richtete sich auf und blinzelte.<text:line-break/><text:bookmark text:name="bookmark-93"/><text:line-break/><text:bookmark text:name="bookmark-94"/>„Die Weißröcke hätten uns auf der Stelle getötet, wenn sie uns neben der Leiche eines Magiers aufgegriffen hätten.“<text:line-break/><text:bookmark text:name="bookmark-95"/><text:line-break/><text:bookmark text:name="bookmark-96"/>Er schüttelte den Kopf.<text:line-break/><text:bookmark text:name="bookmark-97"/><text:line-break/><text:bookmark text:name="bookmark-98"/>„Ihr konntet nicht wissen, dass wir überhaupt gerettet werden würden, geschweige denn, dass es Weißröcke sein würden, die uns finden. Doch wer ich war, habt Ihr sofort gewusst. Ihr wusstet, was ich getan habe. Wieso habt Ihr nicht auf der Stelle für all die Menschen Rache genommen?“<text:line-break/><text:bookmark text:name="bookmark-99"/><text:line-break/><text:bookmark text:name="bookmark-100"/>Ellan blickte nachdenklich aus dem dunklen Fenster, als ob sie sich diese Frage selbst noch nie gestellt hätte. Dann sah sie zu ihm auf und entgegnete: „Wieso habt Ihr all diese Menschen überhaupt getötet? Wieso habt ihr all diese schrecklichen Dinge getan? Der Hinterhalt am Aktál-Artefakt, die Pogromnacht von Aiskaland, das Massaker von Sagale. Das waren tausende von Menschen, die meisten gehörten noch nicht mal zum Schwarzen Orden.“<text:line-break/><text:bookmark text:name="bookmark-101"/><text:line-break/><text:bookmark text:name="bookmark-102"/><text:soft-page-break/>Gregor schluckte erneut und wandte sich ab. In seiner Akte standen andere Worte, Worte voller Lob und Anerkennung, doch selbst er fand die Bezeichnungen der Rebellen passender. Daher wusste er auch nicht, was er antworten sollte. Sollte er ihr sagen, dass er einfach nur effektiv genug sein musste, um in der Magiergesellschaft rechtfertigen zu können, dass er seinen angeborenen Pflichten nicht nachkam, weil die simple Tatsache, dass er die Politik dieses Landes verabscheute, nicht ausreichte?<text:line-break/><text:bookmark text:name="bookmark-103"/>„Es war ein Abenteuer“, antwortete er schließlich, in dem zweifelhaften Versuch, in Worte zu fassen, wie er in der Welt, in der er aufgewachsen war, um Raum zum Atmen rang. Ellan beobachtete ihn eindringlich, ungläubig über seine Worte, doch nicht im Ansatz so angewidert, wie er es erwartet hatte.<text:line-break/><text:bookmark text:name="bookmark-104"/><text:line-break/><text:bookmark text:name="bookmark-105"/>Er brauchte keine Rebellenheilerin, um zu wissen, dass sein Leben eine Farce war. Als Kommissär hätte er von seiner Sache überzeugt sein müssen. Er hätte stolz darauf sein müssen, die überlegene Rasse vor dem Verrat der Niederen zu schützen. Doch er hatte stets nur Menschen gesehen, spätestens seit dem Tag, an dem er den Zauber gegen diesen Jungen gerichtet hatte.<text:line-break/><text:bookmark text:name="bookmark-106"/><text:line-break/><text:bookmark text:name="bookmark-107"/>Doch es hatte ihn nicht aufgehalten. So viele Menschen hatten ihn verurteilt, so viele Rebellen ihn Schlächter genannt, es hatte nichts daran geändert, dass er keinen anderen Weg gesehen hatte.<text:line-break/><text:bookmark text:name="bookmark-108"/><text:line-break/><text:bookmark text:name="bookmark-109"/>Doch andererseits war ihm auch immer klar gewesen, dass es irgendwo einen Schlussstrich gab, eine Grenze, an der er nicht so würde weitermachen können.<text:line-break/><text:bookmark text:name="bookmark-110"/>Er spürte Ellans Blick im Rücken. Auch sie hatte geurteilt, und es war ihm genauso egal. Es machte die Sache einfach nicht mehr schlimmer.<text:line-break/><text:bookmark text:name="bookmark-111"/><text:line-break/><text:bookmark text:name="bookmark-112"/>In seinem Hals bildete sich ein Kloß, seine Brust schnürte sich zu, und er rieb sich mit der Hand die brennenden Augen. Er war, was er nun einmal war, was er zugelassen hatte, dass die Welt aus ihm machte, was er selbst aus sich gemacht hatte. Es war egal, wie sehr es ihm leid tat, wie sehr er sich schämte, dieser Mann geworden zu sein. Er hatte keinen Ausweg.<text:line-break/><text:bookmark text:name="bookmark-113"/><text:line-break/><text:bookmark text:name="bookmark-114"/>Als sich eine kalte Hand auf seine nackte Brust legte, fuhr er erschrocken zurück. Ellan war lautlos vor ihn getreten. Nun stand sie da, die Hand noch immer erhoben. Ihr Gesicht zeigte eine strafende Härte, und doch war die Geste tröstend gewesen.<text:line-break/><text:bookmark text:name="bookmark-115"/><text:line-break/><text:bookmark text:name="bookmark-116"/>„Ich habe Euch leben lassen, weil bereits dieses eine Wort, mit dem Ihr den Soldaten aufgehalten habt, mir gezeigt hat, dass Ihr zweifelt. Und Euch mit dieser Schuld leben zu lassen, ist grausamer, als Euch einen schnellen Tod zu geben“, sagte sie dann ruhig. Sie musterte ihn noch eine Weile, während er unter ihrem Blick und ihren Worten zu zittern begann. Dann trat sie an ihm vorbei und kehrte zurück in ihre Zelle.<text:bookmark text:name="bookmark-118"/><text:bookmark text:name="bookmark-117"/></text:p>
      <text:p text:style-name="Standard">oOo</text:p>
      <text:p text:style-name="P1"><text:line-break/><text:bookmark text:name="bookmark-119"/><text:line-break/><text:bookmark text:name="bookmark-120"/>„Hab keine Angst, Mariel, hab keine Angst“, wiederholte Ellan immer und immer wieder, während ihr eigenes Herz ihr bis zum Hals schlug. Sie klammerte sich an seinen Blick, an die blauen Augen, die sie mit dieser Wärme und Sorge angesehen hatten.<text:line-break/><text:bookmark text:name="bookmark-121"/><text:line-break/><text:bookmark text:name="bookmark-122"/>„Euch wird nichts geschehen, aber ihr dürft nicht versuchen, zu fliehen“, hatte er eindringlich geflüstert, doch seine Hände hatten gezittert, als er ihr das kleine Konstrukt überreicht hatte. Er war ein Magier, er war ein Mörder, und dennoch vertraute sie ihm. Sie musste ihm einfach vertrauen, sonst ging sie gerade mit ihrem Kind in den Tod.<text:line-break/><text:bookmark text:name="bookmark-123"/><text:line-break/><text:bookmark text:name="bookmark-124"/>Der Weißrock, der sie am Arm führte, berührte sie kaum. Sie hätte sich losreißen können, <text:soft-page-break/>wegrennen, in der umstehenden Menschenmenge verschwinden.<text:line-break/><text:bookmark text:name="bookmark-125"/><text:line-break/><text:bookmark text:name="bookmark-126"/>„Ihr dürft nicht versuchen, zu fliehen!“, hatte er wiederholt. Die Menschen um sie herum waren hier, um sie brennen zu sehen. Sie würden sie nicht schützen, sie würden sie ausliefern. Aus Angst, aus Gier. Eigentlich müssten diese Menschen ihr nahestehen. Sie hatte ihre Wunden behandelt, ihre Kinder auf die Welt geholt, sie hatte ihre Kranken gepflegt und ihren von Magiern vergewaltigten Töchtern Kräuter gegeben, damit sie die Bastarde nicht austragen mussten. Doch wenn sie floh, würden sie sie verraten. Und sie nahm es ihnen nicht einmal übel.<text:line-break/><text:bookmark text:name="bookmark-127"/><text:line-break/><text:bookmark text:name="bookmark-128"/>Mariel barg das Gesicht in den Röcken ihrer Mutter, als der Scheiterhaufen vor ihnen auftauchte. Ellan hatte ihr einen Tee gekocht, aus Kräutern, die Gregor ihr gebracht hatte. Sie betäubten die Sinne, machten taub und müde. Wenn sie Glück hatten und alles gut ging, würde sich Mariel nicht an diesen Tag erinnern. Dann war der Abschied von Gregor das Letzte, was sie wissen würde.<text:line-break/><text:bookmark text:name="bookmark-129"/><text:line-break/><text:bookmark text:name="bookmark-130"/>„Hab ein schönes Leben, mein Schmetterling“, hatte er ihr ins Ohr geflüstert, während sie ihn herzlich umarmte. Er war ihr Kerkermeister gewesen, doch Mariel hatte geweint, als er ihr gesagt hatte, dass sie sich wohl nie wiedersehen würden. Jetzt weinte sie nicht. Ihr Blick war getrübt, und ihre Füße stolperten, so dass Ellan sie fast ziehen musste. Sie hätte sie auch getragen, doch ihre Hände waren gefesselt.<text:line-break/><text:bookmark text:name="bookmark-131"/>„Habt Ihr nicht gemeint, sie wären Sympathisanten?“, hörte sie den alten Major spotten, als sie an den Militärs vorbeiging.<text:line-break/><text:bookmark text:name="bookmark-132"/><text:line-break/><text:bookmark text:name="bookmark-133"/>„Ich habe mich geirrt. Das Irren ist menschlich, die Herausforderung liegt darin, aus Irrtümern zu lernen und sie zu berichtigen“, antwortete Gregor und seine Stimme klang unendlich fremd und kalt. Es war, als würde dort ein anderer Mann stehen. Zweifel erfassten Ellan, und erneut sah sie sich panisch um.<text:line-break/><text:bookmark text:name="bookmark-134"/><text:line-break/><text:bookmark text:name="bookmark-135"/>„Verzeiht mir.“ Das waren seine Abschiedsworte gewesen. Er hatte keine Antwort abgewartet, er hatte nicht erwartet, dass sie ihm bereits verzeihen konnte. Er hatte auf ihr Vertrauen gebaut, in der Überzeugung, dass sie ihn hasste. Ellan sah zurück: Da stand der Schlächter von Sagale, und selbst diesen Mann konnte sie nicht hassen. Selbst durch all die Härte und Autorität hindurch sah sie seinen Schmerz. Er hatte sich verloren, war in einer Welt gefangen, die er verabscheute und die sie nicht zu erfassen vermochte.<text:line-break/><text:bookmark text:name="bookmark-136"/><text:line-break/><text:bookmark text:name="bookmark-137"/>Sie tastete nach dem Konstrukt in ihrem Ärmel. Sie durfte es nicht fallen lassen. Mit der einen Hand umklammerte sie den Stoff des Ärmels, mit der anderen hielt sie ihre Tochter und versuchte dabei, nicht zu stolpern, während die Soldaten sie die Holzscheite hinaufschoben.<text:line-break/><text:bookmark text:name="bookmark-138"/><text:line-break/><text:bookmark text:name="bookmark-139"/>„Selbst das Kind?“, las Ellan von den Lippen des Alten ab. Was Gregor antwortete, konnte sie nicht verstehen. Er stand da wie eine Statue, groß, in einen langen weißen Mantel gekleidet, das Haar streng nach hinten gekämmt und vom Nieselregen schwarz. Sein Blick war wie Eis, seine Miene versteinert. Sie hasste ihn nicht, sie fürchtete ihn, und trotzdem vertraute sie ihm. Sie wünschte sich hier fort und doch hoffte sie, er würde ihnen folgen.<text:line-break/><text:bookmark text:name="bookmark-140"/><text:line-break/><text:bookmark text:name="bookmark-141"/>Sie musste die Tränen nicht vortäuschen, vor Angst und Verwirrung rannen sie von selbst über ihre Wangen. Mariel schrie, als man sie an den Pfahl band. Ellan war zwar direkt neben ihr, doch nun konnte sie Mariel nicht mehr festhalten, daher brach das Entsetzen selbst durch die Betäubung der Kräuter. Ellan versuchte, sie zu beruhigen, doch sie konnte ihre Tochter nicht mehr erreichen.<text:line-break/><text:bookmark text:name="bookmark-142"/><text:line-break/><text:bookmark text:name="bookmark-143"/>Sie zerrte an den Fesseln, schrie nun doch in reiner Panik, da fing sie seinen Blick auf, immer noch kalt, aber auch beschwörend. Sie schlug den Kopf gegen den Pfahl, versuchte sich an diesem Blick, der direkt auf sie gerichtet war, festzuhalten. Das Vertrauen kehrte in sie zurück, sie verlor sich in <text:soft-page-break/>diesen blauen Augen, spürte Ruhe in sich aufsteigen. Sie begann, ein Schlaflied zu singen, laut genug, um die Stimmen des Pöbels zu übertönen, laut genug, um Mariels Weinen versiegen zu lassen, laut genug, um den Platz zum Verstummen zu bringen.<text:line-break/><text:bookmark text:name="bookmark-144"/><text:line-break/><text:bookmark text:name="bookmark-145"/>Als die Weißröcke das Feuer anfachten, hatte sich Stille über die Menge gelegt, und nur das mit brüchiger Stimme gesungene Kinderlied war zu hören. Gregors Mundwinkel formten ein wiederwärtiges Lächeln. Sie hatte eine makabre Stimmung geschaffen, das Grauen der Szene verdeutlicht, den Zuschauern den Spaß verdorben, ihn zu einem noch größeren Monster gemacht, einem Monster, das Kinder auf den Scheiterhaufen band. Die Flammen schlugen hoch, das nasse Holz rauchte; sie spürte nichts, sie lächelte und begann zu schreien, während sich die Fesseln von ihren Händen lösten. Sie verlor ihn aus den Augen und doch spürte sie ihn bei sich, ganz nah, spürte seine Magie wie einen schützenden Kokon um sich. Der Rauch wurde stärker, die Flammen schlugen über ihrem Kopf zusammen. Sie schrie noch immer aus Leibeskräften. Fast befürchtete sie, dass es zu euphorisch klang. Dann fasste sie Mariel fest am Arm und drehte das Konstrukt.<text:bookmark text:name="bookmark-147"/><text:bookmark text:name="bookmark-146"/></text:p>
      <text:p text:style-name="Standard">oOo</text:p>
      <text:p text:style-name="P1"><text:line-break/><text:bookmark text:name="bookmark-148"/><text:line-break/><text:bookmark text:name="bookmark-149"/>Die Schreie brachen jäh ab. Die Menschenmenge stand wie versteinert da. Die Flammen loderten mit schwarzem Rauch, der sich dunkel vor den verhangenen Himmel schob. Dieser Tag, diese Hinrichtung würde den Menschen von Aiskaland im Gedächtnis bleiben. Sie würden sich an die tapfere Mutter erinnern, die mit ihrem Kind auf den Scheiterhaufen gegangen war, die mit einem Schlaflied die Angst ihrer Tochter besänftigend in aufrechter Haltung als Rebellin gestorben war. Und sie würden auch Gregor Fachhauser, den Schlächter und Kindermörder, nicht vergessen, der mit einer perversen Freude zugesehen hatte, den Blick keinen Moment von dem Gräuel abwendend.<text:line-break/><text:bookmark text:name="bookmark-150"/><text:line-break/><text:bookmark text:name="bookmark-151"/>Er sah noch immer hin, wartete, hielt den Zauber aufrecht, voller Angst, sie könnten es nicht geschafft haben. Er sah sie nicht, er spürte sie nicht, aber er traute sich nicht, den Rauch zu vertreiben und nachzusehen.<text:line-break/><text:bookmark text:name="bookmark-152"/><text:line-break/><text:bookmark text:name="bookmark-153"/>Ein merkwürdiger Gedanke machte sich in seinem Kopf breit, gleichzeitig beängstigend und auch beruhigend: Wenn das Feuer niedergebrannt war und er zwei Leichen vorfand, dann würde er ihnen folgen. Wenn er sie gerade getötet hatte, würde er sich das Leben nehmen und in der Unterwelt seine verdiente Strafe empfangen. Wenn er sie gerade voller Hoffnung in diesen grausamen Tod geschickt hatte, hatte er endlich seine Ausrede.<text:bookmark text:name="bookmark-155"/><text:bookmark text:name="bookmark-154"/></text:p>
      <text:p text:style-name="Standard">oOo</text:p>
      <text:p text:style-name="Standard"><text:line-break/><text:bookmark text:name="bookmark-156"/><text:line-break/><text:bookmark text:name="bookmark-157"/>Gregor stand am Fenster eines Stadthauses im inneren Ring von Aiskaland. Das Haus war noch völlig leer, da er es erst vor wenigen Tagen erworben hatte. Es war überteuert gewesen und hatte zahlreiche Reparaturen nötig. Die sanitären Anlagen waren veraltet, und die Fassade bröckelte, doch im kleinen Garten des Hauses stand die einzige Priesterweide der ganzen Stadt, die alt genug war, um zu blühen.<text:line-break/><text:bookmark text:name="bookmark-158"/><text:line-break/><text:bookmark text:name="bookmark-159"/>„Den Baum solltet Ihr schnell fällen, Herr. Die Früchte ziehen Mücken an, und die Blüten ruinieren Euch jede Wäsche“, hatte der Makler gesagt, und Gregor hatte abwesend genickt. Den Baum zu fällen, würde ihm nie im Leben einfallen. Er öffnete das Fenster und strich mit dem Finger über den Rahmen. Sofort verfärbten sich seine Fingerkuppen violett, und er lächelte bitter. Sollte der Baum den ganzen Innenhof färben, er sollte die ganze Welt einfärben, alles verändern, so wie sich für ihn alles verändert hatte.<text:line-break/><text:bookmark text:name="bookmark-160"/><text:line-break/><text:bookmark text:name="bookmark-161"/><text:soft-page-break/>„Wie konnten sie dieses winzige Schiffchen überhaupt finden?“, hatte er sie gefragt, um die Scham zu überwinden, die ihn überkommen hatte, als er Ellan und Mariel in die Gefängniszelle seines Hauptquartiers geführt hatte. Er hätte ihnen gerne die Gästezimmer angeboten, konnte es aber nicht, und es hatte sich deswegen wie ein Versagen angefühlt. Ellan hatte trotzdem dankbar gelächelt und den Kopf geschüttelt.<text:line-break/><text:bookmark text:name="bookmark-162"/><text:line-break/><text:bookmark text:name="bookmark-163"/>„Es ist nicht schwer, ein angebundenes Schiffchen zu finden, wenn man einem strahlend violetten Bach folgt”, hatte sie erklärt und dann gelacht, als er sie fragend anstarrte.<text:line-break/><text:bookmark text:name="bookmark-164"/><text:line-break/><text:bookmark text:name="bookmark-165"/>“Ich habe einen ganzen Beutel Priesterweidenpollen in den Bach geschüttet. Das konnte niemand übersehen.“<text:line-break/><text:bookmark text:name="bookmark-166"/><text:line-break/><text:bookmark text:name="bookmark-167"/>Er hörte wieder dieses Lachen, sah die Bewegung, mit der sie sich das dunkle Haar hinters Ohr strich.<text:line-break/><text:bookmark text:name="bookmark-168"/><text:line-break/><text:bookmark text:name="bookmark-169"/>„Was hättet Ihr getan, wenn es meine Leute gewesen wären, die das Zeichen entdeckt hätten?“, hatte sie dann gefragt. Gregor hatte selbstironisch geschmunzelt.<text:line-break/><text:bookmark text:name="bookmark-170"/><text:line-break/><text:bookmark text:name="bookmark-171"/>„Ich war kaum bei Bewusstsein, also lautet die Frage doch eher, was hättet Ihr getan?“<text:line-break/><text:bookmark text:name="bookmark-172"/>Sie hatte ihm nicht geantwortet, nur gelächelt und ihm einen Blick zugeworfen, bei dem sich ihre Wangen röteten. Dieser Blick hatte eine Gier in ihm geweckt, aus der heraus er ihr versprach, sie zu befreien, irgendwie. <text:line-break/><text:bookmark text:name="bookmark-173"/><text:line-break/><text:bookmark text:name="bookmark-174"/>Und seitdem sie fort war, war diese Gier nur noch schlimmer geworden. Dabei konnte er nicht einmal wirklich fassen, wonach es ihn so sehr verlangte. Ellan war ohne Frage eine schöne Frau, klug und stark. In seiner Welt gab es solche Frauen nur mit Tücke und Hinterlist … Doch es war nicht der Wunsch, sie zu besitzen, vielmehr wollte er ihr folgen.<text:line-break/><text:bookmark text:name="bookmark-175"/><text:line-break/><text:bookmark text:name="bookmark-176"/>Er drehte sich um und betrachtete den kahlen Raum. Nein, er wollte nicht mit Ellan in die Sümpfe fliehen, er wollte ihr in die Freiheit folgen. Daher hatte er das Haus gekauft, daher würde er Möbel anschaffen und eine Haushälterin anstellen – aufhören zu fliehen.<text:line-break/><text:bookmark text:name="bookmark-177"/><text:line-break/><text:bookmark text:name="bookmark-178"/>Ein lange vermisster Eifer erfasste ihn und ließ ihn lächeln. Er würde Ellan finden, er konnte ja jeden Rebellen finden, und ab jetzt würde er selbst entscheiden, wie er diese Fähigkeit einsetzen wü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1:52:54.511276593</meta:creation-date>
    <dc:date>2017-09-18T12:13:47.591221507</dc:date>
    <meta:editing-duration>PT1M46S</meta:editing-duration>
    <meta:editing-cycles>2</meta:editing-cycles>
    <meta:generator>LibreOffice/5.4.0.3$Linux_X86_64 LibreOffice_project/40m0$Build-3</meta:generator>
    <meta:document-statistic meta:table-count="0" meta:image-count="0" meta:object-count="0" meta:page-count="9" meta:paragraph-count="10" meta:word-count="4782" meta:character-count="30036" meta:non-whitespace-character-count="25177"/>
  </office:meta>
</office:document-meta>
</file>